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0201in"/>
    </style:style>
    <style:style style:name="co2" style:family="table-column">
      <style:table-column-properties fo:break-before="auto" style:column-width="2.9264in"/>
    </style:style>
    <style:style style:name="co3" style:family="table-column">
      <style:table-column-properties fo:break-before="auto" style:column-width="2.9374in"/>
    </style:style>
    <style:style style:name="co4" style:family="table-column">
      <style:table-column-properties fo:break-before="auto" style:column-width="3.302in"/>
    </style:style>
    <style:style style:name="co5" style:family="table-column">
      <style:table-column-properties fo:break-before="auto" style:column-width="0.889in"/>
    </style:style>
    <style:style style:name="ro1" style:family="table-row">
      <style:table-row-properties style:row-height="0.3937in" fo:break-before="auto" style:use-optimal-row-height="false"/>
    </style:style>
    <style:style style:name="ro2" style:family="table-row">
      <style:table-row-properties style:row-height="0.839in" fo:break-before="auto" style:use-optimal-row-height="false"/>
    </style:style>
    <style:style style:name="ro3" style:family="table-row">
      <style:table-row-properties style:row-height="0.6937in" fo:break-before="auto" style:use-optimal-row-height="false"/>
    </style:style>
    <style:style style:name="ro4" style:family="table-row">
      <style:table-row-properties style:row-height="1.0571in" fo:break-before="auto" style:use-optimal-row-height="false"/>
    </style:style>
    <style:style style:name="ro5" style:family="table-row">
      <style:table-row-properties style:row-height="1.7516in" fo:break-before="auto" style:use-optimal-row-height="false"/>
    </style:style>
    <style:style style:name="ro6" style:family="table-row">
      <style:table-row-properties style:row-height="1.461in" fo:break-before="auto" style:use-optimal-row-height="false"/>
    </style:style>
    <style:style style:name="ro7" style:family="table-row">
      <style:table-row-properties style:row-height="0.9839in" fo:break-before="auto" style:use-optimal-row-height="fals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3pt" fo:font-weight="normal" style:font-size-asian="13pt" style:font-weight-asian="normal" style:font-size-complex="13pt" style:font-weight-complex="normal"/>
    </style:style>
    <style:style style:name="ce2" style:family="table-cell" style:parent-style-name="Default">
      <style:table-cell-properties fo:wrap-option="wrap"/>
    </style:style>
    <style:style style:name="ce3" style:family="table-cell" style:parent-style-name="Default">
      <style:table-cell-properties fo:wrap-option="wrap"/>
      <style:text-properties fo:font-size="13pt" style:font-size-asian="13pt" style:font-size-complex="13pt"/>
    </style:style>
    <style:style style:name="ce4" style:family="table-cell" style:parent-style-name="Default">
      <style:text-properties fo:font-size="13pt" style:font-size-asian="13pt" style:font-size-complex="13pt"/>
    </style:style>
    <style:style style:name="T1" style:family="text">
      <style:text-properties fo:font-weight="bold" style:font-weight-asian="bold" style:font-weight-complex="bold"/>
    </style:style>
    <style:style style:name="T2"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3"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style-asian="normal" style:font-style-complex="normal" style:text-emphasize="none" style:font-relief="none" style:text-overline-style="none" style:text-overline-color="font-color" style:font-weight-complex="normal" style:font-weight-asian="normal" fo:font-weight="normal"/>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row table:style-name="ro1">
          <table:table-cell table:style-name="ce1" office:value-type="string" calcext:value-type="string">
            <text:p>Interoperability testing</text:p>
          </table:table-cell>
          <table:table-cell table:style-name="ce3" office:value-type="string" calcext:value-type="string">
            <text:p>localization testing</text:p>
          </table:table-cell>
          <table:table-cell table:style-name="ce3" office:value-type="string" calcext:value-type="string">
            <text:p>Recoverability testing</text:p>
          </table:table-cell>
          <table:table-cell table:style-name="ce4" office:value-type="string" calcext:value-type="string">
            <text:p>compatibility test</text:p>
          </table:table-cell>
        </table:table-row>
        <table:table-row table:style-name="ro2">
          <table:table-cell office:value-type="string" calcext:value-type="string">
            <text:p>It is a type of software testing that verifies the <text:span text:style-name="T1">compatibility and communication</text:span> of different systems, applications, or devices.</text:p>
          </table:table-cell>
          <table:table-cell office:value-type="string" calcext:value-type="string">
            <text:p>Localization Testing is a software testing technique in which the <text:span text:style-name="T1">behavior of a software is tested for a specific region, locale or culture.</text:span></text:p>
          </table:table-cell>
          <table:table-cell office:value-type="string" calcext:value-type="string">
            <text:p>Recovery Testing is software testing technique which verifies <text:span text:style-name="T1">software’s ability to recover from failures like software/hardware crashes, network failures etc.</text:span></text:p>
          </table:table-cell>
          <table:table-cell office:value-type="string" calcext:value-type="string">
            <text:p>A compatibility test is an assessment used to <text:span text:style-name="T1">ensure a software application is properly working across different browsers, databases, operating systems (OS), mobile devices, networks and hardware.</text:span></text:p>
          </table:table-cell>
        </table:table-row>
        <table:table-row table:style-name="ro3">
          <table:table-cell office:value-type="string" calcext:value-type="string">
            <text:p>It ensures that the <text:span text:style-name="T1">data exchange and functionality</text:span> are consistent and reliable across various platforms and environments.</text:p>
          </table:table-cell>
          <table:table-cell office:value-type="string" calcext:value-type="string">
            <text:p>The purpose of doing localization testing for a software is to <text:span text:style-name="T1">test appropriate linguistic and cultural aspects for a particular locale.</text:span></text:p>
          </table:table-cell>
          <table:table-cell office:value-type="string" calcext:value-type="string">
            <text:p>The purpose of Recovery Testing is to determine whether <text:span text:style-name="T1">software operations can be continued after disaster or integrity loss. </text:span></text:p>
          </table:table-cell>
          <table:table-cell office:value-type="string" calcext:value-type="string">
            <text:p>A compatibility test is conducted to ensure that the concerned application can fulfill expectations concerned with various devices-browser-OS combinations. </text:p>
          </table:table-cell>
        </table:table-row>
        <table:table-row table:style-name="ro4">
          <table:table-cell office:value-type="string" calcext:value-type="string">
            <text:p>For example, interoperability testing is done between <text:span text:style-name="T1">smartphones and tablets to check data transfer via Bluetooth.</text:span></text:p>
          </table:table-cell>
          <table:table-cell office:value-type="string" calcext:value-type="string">
            <text:p><text:span text:style-name="T4">For example, </text:span>check that your Hindi translation is accurate with a Hindi-speaker; but run the test from California.</text:p>
          </table:table-cell>
          <table:table-cell office:value-type="string" calcext:value-type="string">
            <text:p>Example of Recovery Testing is to cut off the data supply of a running software application. After some time, reconnect the data supply and observe whether the application can continue receiving data from the point of interruption.</text:p>
          </table:table-cell>
          <table:table-cell office:value-type="string" calcext:value-type="string">
            <text:p><text:span text:style-name="T4">For example, </text:span>a company that uses a Mac-based operating system may experience compatibility issues when trying to collaborate with a vendor that uses a Windows-based operating system</text:p>
          </table:table-cell>
        </table:table-row>
        <table:table-row table:style-name="ro5">
          <table:table-cell office:value-type="string" calcext:value-type="string">
            <text:p>Interoperability testing typically consists of four phases:<text:span text:style-name="T1"> unit testing, integration testing, system testing, and acceptance testing</text:span>. Unit testing verifies the functionality and compatibility of individual modules or components of the software. Integration testing checks the interaction and communication of the modules or components with each other. System testing validates the functionality and compatibility of the software as a whole with other systems or devices. Acceptance testing confirms that the software meets the expectations and requirements of the customers or users.</text:p>
          </table:table-cell>
          <table:table-cell office:value-type="string" calcext:value-type="string">
            <text:p>Usually localization testing focuses on three areas:<text:span text:style-name="T1"> language, UI, and UX</text:span>. Your goal when testing localization is to make sure that content loads in the correct language. Your translation shouldn't take away from the overall user experience of your app or website.</text:p>
          </table:table-cell>
          <table:table-cell office:value-type="string" calcext:value-type="string">
            <text:p><text:span text:style-name="T4">Recovery testing involves reverting back software to the point where integrity was known and reprocessing transactions to the failure point.</text:span></text:p>
            <text:p><text:span text:style-name="T4">Recovery testing is testing where the test engineer will test the application to check how well the Software or the application recovers from disasters or crashes.</text:span></text:p>
            <text:p><text:span text:style-name="T4"/></text:p>
          </table:table-cell>
          <table:table-cell/>
        </table:table-row>
        <table:table-row table:style-name="ro6">
          <table:table-cell office:value-type="string" calcext:value-type="string">
            <text:p>Interoperability testing can be difficult due to the <text:span text:style-name="T1">complexity and diversity</text:span> of the systems, applications and <text:span text:style-name="T1">lack of standardization and documentation of the interfaces and protocols </text:span>that enable data exchange and communication.</text:p>
          </table:table-cell>
          <table:table-cell office:value-type="string" calcext:value-type="string">
            <text:p>We need localization testing so that</text:p>
            <text:p>It ensures that its format meets the cultural, visual, social, and linguistic needs of the customer in the required locale.</text:p>
          </table:table-cell>
          <table:table-cell office:value-type="string" calcext:value-type="string">
            <text:p><text:span text:style-name="T1">Advantages of Recovery testing</text:span></text:p>
            <text:p>1. The primary benefit of the recovery phase is to detect bugs and fix them.</text:p>
            <text:p>2. Recovery testing also helps in eliminating unnecessary risks.</text:p>
            <text:p>3. Performance-related issues can be easily identified through recovery testing.</text:p>
            <text:p>4. It helps in stabilizing the system/application.</text:p>
          </table:table-cell>
          <table:table-cell/>
        </table:table-row>
        <table:table-row table:style-name="ro7">
          <table:table-cell office:value-type="string" calcext:value-type="string">
            <text:p><text:span text:style-name="T2">Types of Interoperability testing:</text:span><text:span text:style-name="T3">                                 </text:span>  Semantic interaction testing.</text:p>
            <text:p>Physical interoperability testing.</text:p>
            <text:p>Protocol interaction testing.</text:p>
            <text:p>Data format interoperability testing.</text:p>
          </table:table-cell>
          <table:table-cell table:style-name="Default"/>
          <table:table-cell office:value-type="string" calcext:value-type="string">
            <text:p>Recovery testing is also referred to as Disaster Recovery Testing</text:p>
          </table:table-cell>
          <table:table-cell table:style-name="Default"/>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06">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06T14:05:52.431000000</meta:creation-date>
    <dc:date>2023-09-06T16:50:56.384000000</dc:date>
    <meta:editing-duration>PT1H43M29S</meta:editing-duration>
    <meta:editing-cycles>1</meta:editing-cycles>
    <meta:document-statistic meta:table-count="1" meta:cell-count="24" meta:object-count="0"/>
    <meta:generator>LibreOffice/7.0.4.2$Windows_X86_64 LibreOffice_project/dcf040e67528d9187c66b2379df5ea4407429775</meta:generator>
  </office:meta>
</office:document-meta>
</file>